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6666"/>
    </style:style>
    <style:style style:name="ce4" style:family="table-cell" style:parent-style-name="Default"/>
    <style:style style:name="ce5" style:family="table-cell" style:parent-style-name="Default">
      <style:table-cell-properties fo:background-color="#ffffa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6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>
            <text:p>Employee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3" office:value-type="string" calcext:value-type="string">
            <text:p>Total Absent in week</text:p>
          </table:table-cell>
          <table:table-cell table:style-name="ce3" office:value-type="string" calcext:value-type="string">
            <text:p>Attendance %</text:p>
          </table:table-cell>
          <table:table-cell table:style-name="ce3" office:value-type="string" calcext:value-type="string">
            <text:p>Max Attendance %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formula="of:=COUNTIF([.B2:.F2]; &quot;a&quot;)" office:value-type="float" office:value="1" calcext:value-type="float">
            <text:p>1</text:p>
          </table:table-cell>
          <table:table-cell table:formula="of:=COUNTIF([.B2:.F2]; &quot;p&quot;) / 5 * 100" office:value-type="float" office:value="80" calcext:value-type="float">
            <text:p>80</text:p>
          </table:table-cell>
          <table:table-cell table:formula="of:=MAX([.H2:.H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formula="of:=COUNTIF([.B3:.F3]; &quot;a&quot;)" office:value-type="float" office:value="2" calcext:value-type="float">
            <text:p>2</text:p>
          </table:table-cell>
          <table:table-cell table:style-name="ce5" table:formula="of:=COUNTIF([.B3:.F3]; &quot;p&quot;) / 5 * 100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Carol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formula="of:=COUNTIF([.B4:.F4]; &quot;a&quot;)" office:value-type="float" office:value="2" calcext:value-type="float">
            <text:p>2</text:p>
          </table:table-cell>
          <table:table-cell table:style-name="ce5" table:formula="of:=COUNTIF([.B4:.F4]; &quot;p&quot;) / 5 * 100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David</text:p>
          </table:table-cell>
          <table:table-cell table:number-columns-repeated="5" office:value-type="string" calcext:value-type="string">
            <text:p>P</text:p>
          </table:table-cell>
          <table:table-cell table:formula="of:=COUNTIF([.B5:.F5]; &quot;a&quot;)" office:value-type="float" office:value="0" calcext:value-type="float">
            <text:p>0</text:p>
          </table:table-cell>
          <table:table-cell table:formula="of:=COUNTIF([.B5:.F5]; &quot;p&quot;) / 5 * 100" office:value-type="float" office:value="100" calcext:value-type="float">
            <text:p>1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22:22:48.949028233</meta:creation-date>
    <dc:date>2025-01-18T23:32:48.896551695</dc:date>
    <meta:editing-duration>PT8M42S</meta:editing-duration>
    <meta:editing-cycles>2</meta:editing-cycles>
    <meta:generator>LibreOffice/24.8.3.2$Linux_X86_64 LibreOffice_project/480$Build-2</meta:generator>
    <meta:document-statistic meta:table-count="1" meta:cell-count="42" meta:object-count="0"/>
  </office:meta>
</office:document-meta>
</file>